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6" style:family="table">
      <style:table-properties style:width="4.297cm" fo:margin-left="0.011cm" table:align="left"/>
    </style:style>
    <style:style style:name="Таблица6.A" style:family="table-column">
      <style:table-column-properties style:column-width="4.297cm"/>
    </style:style>
    <style:style style:name="Таблица6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.59cm" table:align="margins" style:writing-mode="lr-tb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 style:writing-mode="lr-tb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 style:writing-mode="lr-tb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 style:writing-mode="lr-tb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officeooo:paragraph-rsid="001f8786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d472f" style:font-size-asian="14pt" style:font-size-complex="14pt"/>
    </style:style>
    <style:style style:name="P3" style:family="paragraph" style:parent-style-name="Standard">
      <style:text-properties style:font-name="Times New Roman" officeooo:rsid="001f8786" officeooo:paragraph-rsid="0038cce0"/>
    </style:style>
    <style:style style:name="P4" style:family="paragraph" style:parent-style-name="Standard">
      <style:text-properties style:font-name="Times New Roman" officeooo:paragraph-rsid="003a8301"/>
    </style:style>
    <style:style style:name="P5" style:family="paragraph" style:parent-style-name="Standard">
      <style:text-properties style:font-name="Times New Roman" officeooo:paragraph-rsid="003f3f69"/>
    </style:style>
    <style:style style:name="P6" style:family="paragraph" style:parent-style-name="Standard">
      <style:text-properties style:font-name="Times New Roman" officeooo:paragraph-rsid="003f90ac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f8786" fo:background-color="#ffffff" style:font-size-asian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3d7e71" fo:background-color="#ffffff" style:font-size-asian="9.5pt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3f3f69" fo:background-color="#ffffff" style:font-size-asian="9.5pt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3f90ac" fo:background-color="#ffffff" style:font-size-asian="9.5pt"/>
    </style:style>
    <style:style style:name="P11" style:family="paragraph" style:parent-style-name="Standard">
      <style:text-properties fo:color="#000000" style:font-name="Consolas" fo:font-size="9.5pt" fo:background-color="#ffffff" style:font-size-asian="9.5pt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9.5pt" officeooo:paragraph-rsid="002778ac" fo:background-color="#ffffff" style:font-size-asian="9.5pt"/>
    </style:style>
    <style:style style:name="P13" style:family="paragraph" style:parent-style-name="Standard">
      <style:paragraph-properties fo:text-align="start" style:justify-single-word="false"/>
      <style:text-properties fo:color="#a31515" style:font-name="Consolas" fo:font-size="9.5pt" officeooo:paragraph-rsid="002778ac" fo:background-color="#ffffff" style:font-size-asian="9.5pt"/>
    </style:style>
    <style:style style:name="P14" style:family="paragraph" style:parent-style-name="Standard">
      <style:paragraph-properties fo:text-align="start" style:justify-single-word="false"/>
      <style:text-properties fo:color="#a31515" style:font-name="Consolas" fo:font-size="9.5pt" fo:language="ru" fo:country="RU" officeooo:rsid="0014885a" officeooo:paragraph-rsid="003d7e71" fo:background-color="#ffffff" style:font-size-asian="9.5pt"/>
    </style:style>
    <style:style style:name="P15" style:family="paragraph" style:parent-style-name="Standard">
      <style:paragraph-properties fo:text-align="start" style:justify-single-word="false"/>
      <style:text-properties fo:color="#a31515" style:font-name="Consolas" fo:font-size="9.5pt" fo:language="ru" fo:country="RU" officeooo:rsid="0014885a" officeooo:paragraph-rsid="003f3f69" fo:background-color="#ffffff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a31515" style:font-name="Consolas" fo:font-size="9.5pt" fo:language="ru" fo:country="RU" officeooo:rsid="0014885a" officeooo:paragraph-rsid="003f90ac" fo:background-color="#ffffff" style:font-size-asian="9.5pt"/>
    </style:style>
    <style:style style:name="P17" style:family="paragraph" style:parent-style-name="Standard">
      <style:paragraph-properties fo:text-align="justify" style:justify-single-word="false"/>
      <style:text-properties fo:font-size="14pt" fo:language="ru" fo:country="RU" officeooo:rsid="003f588d" officeooo:paragraph-rsid="003f588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officeooo:rsid="0014885a" officeooo:paragraph-rsid="003d7e71" fo:background-color="#ffffff" style:font-size-asian="9.5pt"/>
    </style:style>
    <style:style style:name="P19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officeooo:rsid="0014885a" officeooo:paragraph-rsid="003f3f69" fo:background-color="#ffffff" style:font-size-asian="9.5pt"/>
    </style:style>
    <style:style style:name="P20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officeooo:rsid="0014885a" officeooo:paragraph-rsid="003f90ac" fo:background-color="#ffffff" style:font-size-asian="9.5pt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3a83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3f3f6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3f90a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38cce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f878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P29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41740a" style:font-name-asian="Times New Roman" style:font-size-asian="12pt" style:language-asian="ru" style:country-asian="RU" style:font-size-complex="12pt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officeooo:paragraph-rsid="0041740a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41740a" style:font-name-asian="Times New Roman" style:font-size-asian="10pt" style:language-asian="ru" style:country-asian="RU" style:font-weight-asian="bold" style:font-size-complex="10pt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41740a" style:font-name-asian="Times New Roman" style:font-size-asian="12pt" style:language-asian="ru" style:country-asian="RU" style:font-size-complex="12pt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41740a" style:font-name-asian="Times New Roman" style:font-size-asian="12pt" style:language-asian="ru" style:country-asian="RU" style:font-weight-asian="bold" style:font-size-complex="12pt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41740a"/>
    </style:style>
    <style:style style:name="P3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41740a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2pt" officeooo:paragraph-rsid="0041740a" style:font-name-asian="Times New Roman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41740a"/>
    </style:style>
    <style:style style:name="P41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42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43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44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41740a" style:font-name-asian="Times New Roman" style:font-size-asian="12pt" style:language-asian="ru" style:country-asian="RU" style:font-size-complex="12pt"/>
    </style:style>
    <style:style style:name="P45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46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41740a" style:font-name-asian="Times New Roman" style:font-size-asian="12pt" style:language-asian="ru" style:country-asian="RU" style:font-size-complex="12pt"/>
    </style:style>
    <style:style style:name="P47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41740a" style:font-name-asian="Times New Roman" style:font-size-asian="12pt" style:language-asian="ru" style:country-asian="RU" style:font-size-complex="12pt"/>
    </style:style>
    <style:style style:name="P48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2pt"/>
    </style:style>
    <style:style style:name="P49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41740a" style:font-name-asian="Times New Roman" style:font-size-asian="12pt" style:language-asian="ru" style:country-asian="RU" style:font-size-complex="14pt"/>
    </style:style>
    <style:style style:name="P50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41740a" style:font-name-asian="Times New Roman" style:language-asian="ru" style:country-asian="RU" style:font-size-complex="14pt"/>
    </style:style>
    <style:style style:name="P51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41740a" style:font-name-asian="Times New Roman" style:font-size-asian="12pt" style:language-asian="ru" style:country-asian="RU" style:font-size-complex="12pt"/>
    </style:style>
    <style:style style:name="P52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38cce0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38cce0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38cce0" style:font-size-asian="14pt" style:font-weight-asian="normal" style:font-size-complex="14pt" style:font-weight-complex="normal"/>
    </style:style>
    <style:style style:name="P55" style:family="paragraph" style:parent-style-name="Heading_20_2">
      <style:text-properties style:font-name="Times New Roman"/>
    </style:style>
    <style:style style:name="P56" style:family="paragraph" style:parent-style-name="Heading_20_2">
      <style:text-properties style:font-name="Times New Roman" fo:font-size="14pt" style:font-size-asian="14pt" style:font-size-complex="14pt"/>
    </style:style>
    <style:style style:name="P57" style:family="paragraph" style:parent-style-name="Heading_20_2">
      <style:text-properties style:font-name="Times New Roman" officeooo:paragraph-rsid="000d472f"/>
    </style:style>
    <style:style style:name="P58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41740a"/>
    </style:style>
    <style:style style:name="P59" style:family="paragraph" style:parent-style-name="Heading_20_1">
      <style:paragraph-properties fo:text-align="center" style:justify-single-word="false"/>
      <style:text-properties style:font-name="Times New Roman" officeooo:paragraph-rsid="0041740a"/>
    </style:style>
    <style:style style:name="P60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41740a" style:font-name-asian="Times New Roman" style:font-size-asian="16pt" style:language-asian="ru" style:country-asian="RU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officeooo:rsid="0040fd75"/>
    </style:style>
    <style:style style:name="T4" style:family="text">
      <style:text-properties style:font-name="Times New Roman" officeooo:rsid="00204233"/>
    </style:style>
    <style:style style:name="T5" style:family="text">
      <style:text-properties style:font-name="Times New Roman" officeooo:rsid="0031498d"/>
    </style:style>
    <style:style style:name="T6" style:family="text">
      <style:text-properties style:font-name="Times New Roman" officeooo:rsid="0040fd75"/>
    </style:style>
    <style:style style:name="T7" style:family="text">
      <style:text-properties fo:language="ru" fo:country="RU" officeooo:rsid="000d472f"/>
    </style:style>
    <style:style style:name="T8" style:family="text">
      <style:text-properties fo:language="ru" fo:country="RU" officeooo:rsid="00321ee4"/>
    </style:style>
    <style:style style:name="T9" style:family="text">
      <style:text-properties fo:language="ru" fo:country="RU" officeooo:rsid="003d7e71"/>
    </style:style>
    <style:style style:name="T10" style:family="text">
      <style:text-properties fo:language="ru" fo:country="RU" officeooo:rsid="00375373"/>
    </style:style>
    <style:style style:name="T11" style:family="text">
      <style:text-properties fo:language="ru" fo:country="RU" officeooo:rsid="0042922b"/>
    </style:style>
    <style:style style:name="T12" style:family="text">
      <style:text-properties fo:language="en" fo:country="US" officeooo:rsid="0031498d"/>
    </style:style>
    <style:style style:name="T13" style:family="text">
      <style:text-properties fo:language="en" fo:country="US" officeooo:rsid="00321ee4"/>
    </style:style>
    <style:style style:name="T14" style:family="text">
      <style:text-properties fo:language="en" fo:country="US" officeooo:rsid="0038cce0"/>
    </style:style>
    <style:style style:name="T15" style:family="text">
      <style:text-properties fo:language="en" fo:country="US" officeooo:rsid="003f90ac"/>
    </style:style>
    <style:style style:name="T16" style:family="text">
      <style:text-properties fo:color="#808080" style:font-name="Consolas" fo:font-size="9.5pt" fo:background-color="#ffffff" loext:char-shading-value="0" style:font-size-asian="9.5pt"/>
    </style:style>
    <style:style style:name="T17" style:family="text">
      <style:text-properties fo:color="#808080" fo:background-color="#ffffff" loext:char-shading-value="0"/>
    </style:style>
    <style:style style:name="T18" style:family="text">
      <style:text-properties fo:color="#000000" style:font-name="Consolas" fo:font-size="9.5pt" fo:background-color="#ffffff" loext:char-shading-value="0" style:font-size-asian="9.5pt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fo:color="#000000" style:font-name="Times New Roman" fo:font-size="12pt" fo:language="ru" fo:country="RU" officeooo:rsid="0037a730" style:font-name-asian="Times New Roman" style:font-size-asian="12pt" style:language-asian="ru" style:country-asian="RU" style:font-size-complex="12pt"/>
    </style:style>
    <style:style style:name="T21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22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23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24" style:family="text">
      <style:text-properties fo:color="#a31515" style:font-name="Consolas" fo:font-size="9.5pt" fo:background-color="#ffffff" loext:char-shading-value="0" style:font-size-asian="9.5pt"/>
    </style:style>
    <style:style style:name="T25" style:family="text">
      <style:text-properties fo:color="#a31515" fo:background-color="#ffffff" loext:char-shading-value="0"/>
    </style:style>
    <style:style style:name="T26" style:family="text">
      <style:text-properties fo:color="#0000ff" style:font-name="Consolas" fo:font-size="9.5pt" fo:background-color="#ffffff" loext:char-shading-value="0" style:font-size-asian="9.5pt"/>
    </style:style>
    <style:style style:name="T27" style:family="text">
      <style:text-properties fo:color="#0000ff" fo:background-color="#ffffff" loext:char-shading-value="0"/>
    </style:style>
    <style:style style:name="T28" style:family="text">
      <style:text-properties fo:color="#2b91af" style:font-name="Consolas" fo:font-size="9.5pt" fo:background-color="#ffffff" loext:char-shading-value="0" style:font-size-asian="9.5pt"/>
    </style:style>
    <style:style style:name="T29" style:family="text">
      <style:text-properties fo:color="#2b91af" fo:background-color="#ffffff" loext:char-shading-value="0"/>
    </style:style>
    <style:style style:name="T30" style:family="text">
      <style:text-properties fo:color="#008000" fo:background-color="#ffffff" loext:char-shading-value="0"/>
    </style:style>
    <style:style style:name="T31" style:family="text">
      <style:text-properties fo:color="#008080" style:font-name="Consolas" fo:font-size="9.5pt" fo:background-color="#ffffff" loext:char-shading-value="0" style:font-size-asian="9.5pt"/>
    </style:style>
    <style:style style:name="T32" style:family="text">
      <style:text-properties officeooo:rsid="009df4ee"/>
    </style:style>
    <style:style style:name="T33" style:family="text">
      <style:text-properties officeooo:rsid="001e3d66"/>
    </style:style>
    <style:style style:name="T34" style:family="text">
      <style:text-properties officeooo:rsid="0038cce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3a8301"/>
    </style:style>
    <style:style style:name="T37" style:family="text">
      <style:text-properties officeooo:rsid="003b8a4b"/>
    </style:style>
    <style:style style:name="T38" style:family="text">
      <style:text-properties officeooo:rsid="003f3f69"/>
    </style:style>
    <style:style style:name="T39" style:family="text">
      <style:text-properties fo:font-size="12pt" style:font-name-asian="Times New Roman" style:font-size-asian="12pt" style:language-asian="ru" style:country-asian="RU" style:font-size-complex="12pt"/>
    </style:style>
    <style:style style:name="T40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41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42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375373" style:font-weight-asian="bold" style:font-weight-complex="bold"/>
    </style:style>
    <style:style style:name="T49" style:family="text">
      <style:text-properties style:text-underline-style="none" officeooo:rsid="0003d0d0"/>
    </style:style>
    <style:style style:name="T50" style:family="text">
      <style:text-properties style:text-underline-style="none" officeooo:rsid="0008168f"/>
    </style:style>
    <style:style style:name="T51" style:family="text">
      <style:text-properties style:text-underline-style="none" officeooo:rsid="00375afb"/>
    </style:style>
    <style:style style:name="T52" style:family="text">
      <style:text-properties style:text-underline-style="none" officeooo:rsid="0042fccf"/>
    </style:style>
    <style:style style:name="T53" style:family="text">
      <style:text-properties officeooo:rsid="0003d0d0"/>
    </style:style>
    <style:style style:name="T54" style:family="text">
      <style:text-properties officeooo:rsid="00081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1">Национальный исследовательский институт</text:p>
      <text:p text:style-name="P40"><text:span text:style-name="T41">«</text:span><text:span text:style-name="T42">Московский Авиационный Институт</text:span><text:span text:style-name="T39">»</text:span></text:p>
      <text:p text:style-name="P35"/>
      <text:p text:style-name="P36"><text:span text:style-name="T40">факультет </text:span><text:span text:style-name="T43">ИНФОРМАЦИОННЫ</text:span><text:span text:style-name="T44">Х</text:span><text:span text:style-name="T43"> ТЕХНОЛОГИ</text:span><text:span text:style-name="T44">Й</text:span><text:span text:style-name="T43"> И ПРИКЛАДН</text:span><text:span text:style-name="T44">ОЙ</text:span><text:span text:style-name="T43"> МАТЕМАТИК</text:span><text:span text:style-name="T44">И</text:span></text:p>
      <text:p text:style-name="P37"><text:span text:style-name="T23">Кафедра </text:span><text:a xlink:type="simple" xlink:href="https://www.mai.ru/education/fpmf/806/" text:style-name="Internet_20_link" text:visited-style-name="Visited_20_Internet_20_Link"><text:span text:style-name="T45">вычислительн</text:span></text:a><text:a xlink:type="simple" xlink:href="https://www.mai.ru/education/fpmf/806/" text:style-name="Internet_20_link" text:visited-style-name="Visited_20_Internet_20_Link"><text:span text:style-name="T46">ой</text:span></text:a><text:a xlink:type="simple" xlink:href="https://www.mai.ru/education/fpmf/806/" text:style-name="Internet_20_link" text:visited-style-name="Visited_20_Internet_20_Link"><text:span text:style-name="T45"> математик</text:span></text:a><text:a xlink:type="simple" xlink:href="https://www.mai.ru/education/fpmf/806/" text:style-name="Internet_20_link" text:visited-style-name="Visited_20_Internet_20_Link"><text:span text:style-name="T46">и</text:span></text:a><text:a xlink:type="simple" xlink:href="https://www.mai.ru/education/fpmf/806/" text:style-name="Internet_20_link" text:visited-style-name="Visited_20_Internet_20_Link"><text:span text:style-name="T45"> и программировани</text:span></text:a><text:span text:style-name="T46">я</text:span></text:p>
      <text:p text:style-name="P31"/>
      <text:p text:style-name="P33"/>
      <text:p text:style-name="P42"/>
      <text:p text:style-name="P28"/>
      <text:h text:style-name="P58" text:outline-level="1"/>
      <text:h text:style-name="P58" text:outline-level="1"/>
      <text:p text:style-name="P39"/>
      <text:h text:style-name="P59" text:outline-level="1">Отчет по лабораторной работе № <text:span text:style-name="T11">6</text:span></text:h>
      <text:h text:style-name="P60" text:outline-level="1">по курсу «Объектно-ориентированное программирование»</text:h>
      <text:p text:style-name="P48"/>
      <text:p text:style-name="P48"/>
      <text:p text:style-name="P43">Работу выполнил </text:p>
      <text:p text:style-name="P43">студент <text:span text:style-name="T48">2</text:span><text:span text:style-name="T49"> </text:span>курса </text:p>
      <text:p text:style-name="P43"><text:span text:style-name="T47">очного</text:span> отделения</text:p>
      <text:p text:style-name="P43"><text:span text:style-name="T53">Куликов Алексей Владимирович</text:span> </text:p>
      <text:p text:style-name="P44">группы М80-208Б</text:p>
      <text:p text:style-name="P43"/>
      <text:p text:style-name="P45"><text:span text:style-name="T54">п</text:span>реподавател<text:span text:style-name="T54">ь:</text:span></text:p>
      <text:p text:style-name="P45">Поповкин Александр Викторович</text:p>
      <text:p text:style-name="P46"/>
      <text:p text:style-name="P47"/>
      <text:p text:style-name="P49"/>
      <text:p text:style-name="P50"/>
      <text:p text:style-name="P50"/>
      <text:p text:style-name="P50"/>
      <text:p text:style-name="P29">Оценка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/>
          </table:table-cell>
        </table:table-row>
      </table:table>
      <text:p text:style-name="P41"/>
      <text:p text:style-name="P32">Подпись <text:span text:style-name="T10">преподавателя</text:span></text:p>
      <text:p text:style-name="P34"><text:s text:c="14"/></text:p>
      <text:p text:style-name="P32">Подпись студента</text:p>
      <text:p text:style-name="P34"><text:s text:c="14"/></text:p>
      <text:p text:style-name="P32"><text:span text:style-name="T10">Ч</text:span>исло</text:p>
      <text:p text:style-name="P32"><text:span text:style-name="T52">9</text:span><text:span text:style-name="T50">.</text:span><text:span text:style-name="T51">1</text:span><text:span text:style-name="T52">1</text:span><text:span text:style-name="T50">.</text:span><text:span text:style-name="T51">2018</text:span></text:p>
      <text:p text:style-name="P30"><text:span text:style-name="T20">Москва-20</text:span><text:span text:style-name="T21">1</text:span><text:span text:style-name="T22">8</text:span></text:p>
      <text:h text:style-name="P55" text:outline-level="2"><text:soft-page-break/>Цель работы</text:h>
      <text:p text:style-name="P25">Целью лабораторной работы является: </text:p>
      <text:list xml:id="list339054486" text:style-name="L1">
        <text:list-item>
          <text:p text:style-name="P52">Закрепление навыков по работе с памятью в C++.</text:p>
        </text:list-item>
        <text:list-item>
          <text:p text:style-name="P52">Создание аллокаторов памяти для динамических структур данных.</text:p>
        </text:list-item>
      </text:list>
      <text:h text:style-name="P55" text:outline-level="2">Задание</text:h>
      <text:p text:style-name="P26">Используя структуры данных, разработанные для предыдущей лабораторной работы (ЛР№5) спроектировать и разработать аллокатор памяти для динамической структуры данных.</text:p>
      <text:p text:style-name="P26"/>
      <text:p text:style-name="P25">Цель построения аллокатора – минимизация вызова операции malloc. Аллокатор должен выделять большие блоки памяти для хранения фигур и при создании новых фигур-объектов выделять место под объекты в этой памяти.</text:p>
      <text:p text:style-name="P25">Алокатор должен хранить списки использованных/свободных блоков. Для хранения списка свободных блоков нужно применять контейнер 2-го уровня <text:span text:style-name="T34">(в моем случае массив)</text:span>.</text:p>
      <text:p text:style-name="P25">Для вызова аллокатора должны быть переопределены оператор new и delete у классов-фигур.</text:p>
      <text:p text:style-name="P25"/>
      <text:p text:style-name="P25"><text:span text:style-name="T34">При этом н</text:span>ельзя использовать:</text:p>
      <text:list xml:id="list2859466582" text:style-name="L2">
        <text:list-item>
          <text:p text:style-name="P53">Стандартные контейнеры std.</text:p>
        </text:list-item>
      </text:list>
      <text:p text:style-name="P25">Программа должна позволять:</text:p>
      <text:list xml:id="list3568345199" text:style-name="L3">
        <text:list-item>
          <text:p text:style-name="P54">Вводить произвольное количество фигур и добавлять их в контейнер.</text:p>
        </text:list-item>
        <text:list-item>
          <text:p text:style-name="P54">Распечатывать содержимое контейнера.</text:p>
        </text:list-item>
        <text:list-item>
          <text:p text:style-name="P54">Удалять фигуры из контейнера.</text:p>
        </text:list-item>
      </text:list>
      <text:p text:style-name="P21"/>
      <text:h text:style-name="P56" text:outline-level="2">Метод решения</text:h>
      <text:p text:style-name="P17"><text:span text:style-name="T5">Р</text:span><text:span text:style-name="T1">еализован простейший аллокатор, хранящий список свободных блоков и выдающий их по востребованию. В классе фигур определен статический член аллокатор. В операторах </text:span><text:span text:style-name="T2">new </text:span><text:span text:style-name="T1">и </text:span><text:span text:style-name="T2">delete </text:span><text:span text:style-name="T1">этот аллокатор используется для распределения предварительно выделенной (при создании объекта аллокатора) памяти. </text:span><text:span text:style-name="T6">Перед выполнением </text:span><text:span text:style-name="T3">main </text:span><text:span text:style-name="T6">этот статический член-аллокатор инициализируется и в дальнейшем используется вместо стандартных средств аллокации памяти. </text:span></text:p>
      <text:h text:style-name="Heading_20_2" text:outline-level="2"><text:span text:style-name="T4">Л</text:span><text:span text:style-name="T1">истинг</text:span></text:h>
      <text:p text:style-name="P1"><text:span text:style-name="T34">Allocator</text:span>.<text:span text:style-name="T33">h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7"><text:span text:style-name="T17">#include</text:span><text:span text:style-name="T35"> </text:span><text:span text:style-name="T25">"Array.h"</text:span></text:p>
            <text:p text:style-name="P11"/>
            <text:p text:style-name="Standard"><text:span text:style-name="T26">class</text:span><text:span text:style-name="T18"> </text:span><text:span text:style-name="T28">Allocator</text:span><text:span text:style-name="T18"> {</text:span></text:p>
            <text:p text:style-name="Standard"><text:span text:style-name="T26">public</text:span><text:span text:style-name="T18">:</text:span></text:p>
            <text:p text:style-name="Standard"><text:soft-page-break/><text:span text:style-name="T18"><text:tab/>Allocator(</text:span><text:span text:style-name="T28">size_t</text:span><text:span text:style-name="T18"> </text:span><text:span text:style-name="T16">size</text:span><text:span text:style-name="T18">, </text:span><text:span text:style-name="T28">size_t</text:span><text:span text:style-name="T18"> </text:span><text:span text:style-name="T16">block_size</text:span><text:span text:style-name="T18">);</text:span></text:p>
            <text:p text:style-name="P11"><text:tab/>~Allocator();</text:p>
            <text:p text:style-name="Standard"><text:span text:style-name="T18"><text:tab/></text:span><text:span text:style-name="T26">void</text:span><text:span text:style-name="T18">* allocate();</text:span></text:p>
            <text:p text:style-name="Standard"><text:span text:style-name="T18"><text:tab/></text:span><text:span text:style-name="T26">void</text:span><text:span text:style-name="T18"> deallocate(</text:span><text:span text:style-name="T26">void</text:span><text:span text:style-name="T18"> *</text:span><text:span text:style-name="T16">to_deallocate</text:span><text:span text:style-name="T18">);</text:span></text:p>
            <text:p text:style-name="Standard"><text:span text:style-name="T18"><text:tab/></text:span><text:span text:style-name="T26">bool</text:span><text:span text:style-name="T18"> has_free_blocks();</text:span></text:p>
            <text:p text:style-name="Standard"><text:span text:style-name="T18"><text:tab/></text:span><text:span text:style-name="T28">size_t</text:span><text:span text:style-name="T18"> blocks_available();</text:span></text:p>
            <text:p text:style-name="Standard"><text:span text:style-name="T26">private</text:span><text:span text:style-name="T18">:</text:span></text:p>
            <text:p text:style-name="Standard"><text:span text:style-name="T18"><text:tab/></text:span><text:span text:style-name="T28">Array</text:span><text:span text:style-name="T18">&lt;</text:span><text:span text:style-name="T26">char</text:span><text:span text:style-name="T18">*&gt; m_blocks;</text:span></text:p>
            <text:p text:style-name="Standard"><text:span text:style-name="T18"><text:tab/></text:span><text:span text:style-name="T28">size_t</text:span><text:span text:style-name="T18"> m_free_blocks_count;</text:span></text:p>
            <text:p text:style-name="Standard"><text:span text:style-name="T18"><text:tab/></text:span><text:span text:style-name="T28">size_t</text:span><text:span text:style-name="T18"> m_size;</text:span></text:p>
            <text:p text:style-name="Standard"><text:span text:style-name="T18"><text:tab/></text:span><text:span text:style-name="T26">char</text:span><text:span text:style-name="T18"> *m_memory;</text:span></text:p>
            <text:p text:style-name="P11">};</text:p>
            <text:p text:style-name="P7"><text:span text:style-name="T17">#endif</text:span><text:span text:style-name="T35"> </text:span><text:span text:style-name="T30">// !ALLOCATOR_H</text:span></text:p>
          </table:table-cell>
        </table:table-row>
      </table:table>
      <text:p text:style-name="P27"/>
      <text:p text:style-name="P3"><text:span text:style-name="T14">Allocator</text:span><text:span text:style-name="T12">.</text:span><text:span text:style-name="T14">cpp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3"><text:span text:style-name="T17">#include</text:span><text:span text:style-name="T19"> </text:span><text:span text:style-name="T35">"Allocator.h"</text:span></text:p>
            <text:p text:style-name="P11"/>
            <text:p text:style-name="Standard"><text:span text:style-name="T28">Allocator</text:span><text:span text:style-name="T18">::Allocator(</text:span><text:span text:style-name="T28">size_t</text:span><text:span text:style-name="T18"> </text:span><text:span text:style-name="T16">size</text:span><text:span text:style-name="T18">, </text:span><text:span text:style-name="T28">size_t</text:span><text:span text:style-name="T18"> </text:span><text:span text:style-name="T16">block_size</text:span><text:span text:style-name="T18">) : m_size(</text:span><text:span text:style-name="T16">size</text:span><text:span text:style-name="T18">) {</text:span></text:p>
            <text:p text:style-name="Standard"><text:span text:style-name="T18"><text:tab/>m_memory = </text:span><text:span text:style-name="T26">static_cast</text:span><text:span text:style-name="T18">&lt;</text:span><text:span text:style-name="T26">char</text:span><text:span text:style-name="T18">*&gt;(malloc(</text:span><text:span text:style-name="T26">sizeof</text:span><text:span text:style-name="T18">(</text:span><text:span text:style-name="T26">char</text:span><text:span text:style-name="T18">) * </text:span><text:span text:style-name="T16">size</text:span><text:span text:style-name="T18">));</text:span></text:p>
            <text:p text:style-name="Standard"><text:span text:style-name="T18"><text:tab/></text:span><text:span text:style-name="T28">size_t</text:span><text:span text:style-name="T18"> blocks_count = </text:span><text:span text:style-name="T16">size</text:span><text:span text:style-name="T18"> / </text:span><text:span text:style-name="T16">block_size</text:span><text:span text:style-name="T18">;</text:span></text:p>
            <text:p text:style-name="Standard"><text:span text:style-name="T18"><text:tab/>m_blocks </text:span><text:span text:style-name="T31">=</text:span><text:span text:style-name="T18"> std::move(</text:span><text:span text:style-name="T28">Array</text:span><text:span text:style-name="T18">&lt;</text:span><text:span text:style-name="T26">char</text:span><text:span text:style-name="T18">*&gt;(blocks_count));</text:span></text:p>
            <text:p text:style-name="Standard"><text:span text:style-name="T18"><text:tab/></text:span><text:span text:style-name="T26">for</text:span><text:span text:style-name="T18"> (</text:span><text:span text:style-name="T28">size_t</text:span><text:span text:style-name="T18"> i = 0; i &lt; blocks_count; ++i)</text:span></text:p>
            <text:p text:style-name="Standard"><text:span text:style-name="T18"><text:tab/><text:tab/>m_blocks</text:span><text:span text:style-name="T31">[</text:span><text:span text:style-name="T18">i</text:span><text:span text:style-name="T31">]</text:span><text:span text:style-name="T18"> = m_memory + i * </text:span><text:span text:style-name="T16">block_size</text:span><text:span text:style-name="T18">;</text:span></text:p>
            <text:p text:style-name="P11"><text:tab/>m_free_blocks_count = blocks_count;</text:p>
            <text:p text:style-name="P11">}</text:p>
            <text:p text:style-name="Standard"><text:span text:style-name="T28">Allocator</text:span><text:span text:style-name="T18">::~Allocator() {</text:span></text:p>
            <text:p text:style-name="P11"><text:tab/>free(m_memory);</text:p>
            <text:p text:style-name="P11">}</text:p>
            <text:p text:style-name="Standard"><text:span text:style-name="T26">void</text:span><text:span text:style-name="T18">* </text:span><text:span text:style-name="T28">Allocator</text:span><text:span text:style-name="T18">::allocate() {</text:span></text:p>
            <text:p text:style-name="Standard"><text:span text:style-name="T18"><text:tab/></text:span><text:span text:style-name="T26">if</text:span><text:span text:style-name="T18"> (m_free_blocks_count &gt; 0) {</text:span></text:p>
            <text:p text:style-name="Standard"><text:span text:style-name="T18"><text:tab/><text:tab/></text:span><text:span text:style-name="T26">void</text:span><text:span text:style-name="T18"> *result = m_blocks</text:span><text:span text:style-name="T31">[</text:span><text:span text:style-name="T18">m_free_blocks_count - 1</text:span><text:span text:style-name="T31">]</text:span><text:span text:style-name="T18">;</text:span></text:p>
            <text:p text:style-name="P11"><text:tab/><text:tab/>--m_free_blocks_count;</text:p>
            <text:p text:style-name="Standard"><text:span text:style-name="T18"><text:tab/><text:tab/></text:span><text:span text:style-name="T26">return</text:span><text:span text:style-name="T18"> </text:span><text:span text:style-name="T26">static_cast</text:span><text:span text:style-name="T18">&lt;</text:span><text:span text:style-name="T26">void</text:span><text:span text:style-name="T18">*&gt;(result);</text:span></text:p>
            <text:p text:style-name="P11"><text:tab/>}</text:p>
            <text:p text:style-name="Standard"><text:span text:style-name="T18"><text:tab/></text:span><text:span text:style-name="T26">return</text:span><text:span text:style-name="T18"> </text:span><text:span text:style-name="T26">nullptr</text:span><text:span text:style-name="T18">;</text:span></text:p>
            <text:p text:style-name="P11">}</text:p>
            <text:p text:style-name="Standard"><text:span text:style-name="T26">void</text:span><text:span text:style-name="T18"> </text:span><text:span text:style-name="T28">Allocator</text:span><text:span text:style-name="T18">::deallocate(</text:span><text:span text:style-name="T26">void</text:span><text:span text:style-name="T18"> *</text:span><text:span text:style-name="T16">to_deallocate</text:span><text:span text:style-name="T18">) {</text:span></text:p>
            <text:p text:style-name="P11"><text:tab/>++m_free_blocks_count;</text:p>
            <text:p text:style-name="Standard"><text:span text:style-name="T18"><text:tab/>m_blocks</text:span><text:span text:style-name="T31">[</text:span><text:span text:style-name="T18">m_free_blocks_count - 1</text:span><text:span text:style-name="T31">]</text:span><text:span text:style-name="T18"> = </text:span><text:span text:style-name="T26">static_cast</text:span><text:span text:style-name="T18">&lt;</text:span><text:span text:style-name="T26">char</text:span><text:span text:style-name="T18">*&gt;(</text:span><text:span text:style-name="T16">to_deallocate</text:span><text:span text:style-name="T18">);</text:span></text:p>
            <text:p text:style-name="P11">}</text:p>
            <text:p text:style-name="Standard"><text:span text:style-name="T26">bool</text:span><text:span text:style-name="T18"> </text:span><text:span text:style-name="T28">Allocator</text:span><text:span text:style-name="T18">::has_free_blocks() {</text:span></text:p>
            <text:p text:style-name="Standard"><text:span text:style-name="T18"><text:tab/></text:span><text:span text:style-name="T26">return</text:span><text:span text:style-name="T18"> m_free_blocks_count &gt; 0;</text:span></text:p>
            <text:p text:style-name="P11">}</text:p>
            <text:p text:style-name="Standard"><text:span text:style-name="T28">size_t</text:span><text:span text:style-name="T18"> </text:span><text:span text:style-name="T28">Allocator</text:span><text:span text:style-name="T18">::blocks_available() {</text:span></text:p>
            <text:p text:style-name="Standard"><text:span text:style-name="T18"><text:tab/></text:span><text:span text:style-name="T26">return</text:span><text:span text:style-name="T18"> m_free_blocks_count;</text:span></text:p>
            <text:p text:style-name="P12">}</text:p>
            <text:p text:style-name="P12"/>
            <text:p text:style-name="P13"><text:span text:style-name="T27">static</text:span><text:span text:style-name="T19"> </text:span><text:span text:style-name="T29">Allocator</text:span><text:span text:style-name="T19"> allocator;</text:span></text:p>
          </table:table-cell>
        </table:table-row>
      </table:table>
      <text:p text:style-name="P4"/>
      <text:p text:style-name="P4"><text:span text:style-name="T36">Figure</text:span>.<text:span text:style-name="T38">h (</text:span><text:span text:style-name="T9">добавлено</text:span><text:span text:style-name="T37">)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8">...</text:p>
            <text:p text:style-name="P14"><text:span text:style-name="T19"><text:tab/></text:span><text:span text:style-name="T27">static</text:span><text:span text:style-name="T19"> </text:span><text:span text:style-name="T27">void</text:span><text:span text:style-name="T19">* </text:span><text:span text:style-name="T27">operator new</text:span><text:span text:style-name="T19">(</text:span><text:span text:style-name="T29">size_t</text:span><text:span text:style-name="T19">);</text:span></text:p>
            <text:p text:style-name="Standard"><text:span text:style-name="T18"><text:tab/></text:span><text:span text:style-name="T26">static</text:span><text:span text:style-name="T18"> </text:span><text:span text:style-name="T26">void</text:span><text:span text:style-name="T18"> </text:span><text:span text:style-name="T26">operator delete</text:span><text:span text:style-name="T18">(</text:span><text:span text:style-name="T26">void</text:span><text:span text:style-name="T18">*);</text:span></text:p>
            <text:p text:style-name="P14"><text:span text:style-name="T19"><text:tab/></text:span><text:span text:style-name="T27">static</text:span><text:span text:style-name="T19"> </text:span><text:span text:style-name="T29">Allocator</text:span><text:span text:style-name="T19"> allocator;</text:span></text:p>
            <text:p text:style-name="P8">...</text:p>
          </table:table-cell>
        </table:table-row>
      </table:table>
      <text:p text:style-name="P22"/>
      <text:p text:style-name="P5"><text:span text:style-name="T36">Figure</text:span>.<text:span text:style-name="T38">cpp (</text:span><text:span text:style-name="T9">добавлено</text:span><text:span text:style-name="T37">)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9">...</text:p>
            <text:p text:style-name="P15"><text:span text:style-name="T27">void</text:span><text:span text:style-name="T19">* </text:span><text:span text:style-name="T29">Figure</text:span><text:span text:style-name="T19">::</text:span><text:span text:style-name="T27">operator new</text:span><text:span text:style-name="T19">(</text:span><text:span text:style-name="T29">size_t</text:span><text:span text:style-name="T19"> </text:span><text:span text:style-name="T17">size</text:span><text:span text:style-name="T19">) {</text:span></text:p>
            <text:p text:style-name="Standard"><text:span text:style-name="T18"><text:tab/>std::cout </text:span><text:span text:style-name="T31">&lt;&lt;</text:span><text:span text:style-name="T18"> </text:span><text:span text:style-name="T24">"custom allocator operator new"</text:span><text:span text:style-name="T18"> </text:span><text:span text:style-name="T31">&lt;&lt;</text:span><text:span text:style-name="T18"> std::endl;</text:span></text:p>
            <text:p text:style-name="Standard"><text:span text:style-name="T18"><text:tab/></text:span><text:span text:style-name="T26">return</text:span><text:span text:style-name="T18"> allocator.allocate();</text:span></text:p>
            <text:p text:style-name="P11">}</text:p>
            <text:p text:style-name="P11"/>
            <text:p text:style-name="Standard"><text:span text:style-name="T26">void</text:span><text:span text:style-name="T18"> </text:span><text:span text:style-name="T28">Figure</text:span><text:span text:style-name="T18">::</text:span><text:span text:style-name="T26">operator delete</text:span><text:span text:style-name="T18">(</text:span><text:span text:style-name="T26">void</text:span><text:span text:style-name="T18">* </text:span><text:span text:style-name="T16">to_deallocate</text:span><text:span text:style-name="T18">) {</text:span></text:p>
            <text:p text:style-name="Standard"><text:span text:style-name="T18"><text:tab/>std::cout </text:span><text:span text:style-name="T31">&lt;&lt;</text:span><text:span text:style-name="T18"> </text:span><text:span text:style-name="T24">"custom allocator operator delete"</text:span><text:span text:style-name="T18"> </text:span><text:span text:style-name="T31">&lt;&lt;</text:span><text:span text:style-name="T18"> std::endl;</text:span></text:p>
            <text:p text:style-name="Standard"><text:span text:style-name="T18"><text:tab/>allocator.deallocate(</text:span><text:span text:style-name="T16">to_deallocate</text:span><text:span text:style-name="T18">);</text:span></text:p>
            <text:p text:style-name="P9">}</text:p>
            <text:p text:style-name="P9">...</text:p>
          </table:table-cell>
        </table:table-row>
      </table:table>
      <text:p text:style-name="P23"/>
      <text:p text:style-name="P6"><text:span text:style-name="T15">lab6</text:span>.<text:span text:style-name="T38">cpp (</text:span><text:span text:style-name="T9">добавлено</text:span><text:span text:style-name="T37">)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0">...</text:p>
            <text:p text:style-name="P16"><text:span text:style-name="T27">const</text:span><text:span text:style-name="T19"> </text:span><text:span text:style-name="T29">size_t</text:span><text:span text:style-name="T19"> memory_page_size = 65536;</text:span></text:p>
            <text:p text:style-name="Standard"><text:span text:style-name="T26">const</text:span><text:span text:style-name="T18"> </text:span><text:span text:style-name="T28">size_t</text:span><text:span text:style-name="T18"> block_size = std::max({ </text:span><text:span text:style-name="T26">sizeof</text:span><text:span text:style-name="T18">(</text:span><text:span text:style-name="T28">Rhomb</text:span><text:span text:style-name="T18">), </text:span><text:span text:style-name="T26">sizeof</text:span><text:span text:style-name="T18">(</text:span><text:span text:style-name="T28">Pentagon</text:span><text:span text:style-name="T18">), </text:span><text:span text:style-name="T26">sizeof</text:span><text:span text:style-name="T18">(</text:span><text:span text:style-name="T28">Hexagon</text:span><text:span text:style-name="T18">) });</text:span></text:p>
            <text:p text:style-name="P11"/>
            <text:p text:style-name="Standard"><text:span text:style-name="T28">Allocator</text:span><text:span text:style-name="T18"> </text:span><text:span text:style-name="T28">Figure</text:span><text:span text:style-name="T18">::allocator = </text:span><text:span text:style-name="T28">Allocator</text:span><text:span text:style-name="T18">(memory_page_size, block_size);</text:span></text:p>
            <text:p text:style-name="P10"/>
            <text:p text:style-name="P10">...</text:p>
          </table:table-cell>
        </table:table-row>
      </table:table>
      <text:p text:style-name="P24"/>
      <text:h text:style-name="P57" text:outline-level="2">Выводы</text:h>
      <text:p text:style-name="P2"><text:span text:style-name="T32">В ходе выполнения данной лабораторной работы </text:span><text:span text:style-name="T7">мною были </text:span><text:span text:style-name="T8">углублены познания и навыки в работе с шаблонами классов и функций. Так же приобретены знания и навыки в реализации итераторов для динамических структур. Итераторы довольно <text:s/>удобная вещь потому что они позволяют использовать обобщенные алгоритмы для пользовательских типов данных. А таких обобщенных алгоритмов реализовано огромное количество. Поэтому, лишь правильно реализовав итераторы, программист получает возможность использования большого количества алгоритмов, будь то поиск, замена, тот же </text:span><text:span text:style-name="T13">range-based for </text:span><text:span text:style-name="T8">и тому подобное. Это весьма удоб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5:44.094000000</dc:date>
    <meta:editing-duration>PT4H51M51S</meta:editing-duration>
    <meta:editing-cycles>53</meta:editing-cycles>
    <meta:document-statistic meta:table-count="6" meta:image-count="0" meta:object-count="0" meta:page-count="4" meta:paragraph-count="113" meta:word-count="523" meta:character-count="4469" meta:non-whitespace-character-count="3991"/>
  </office:meta>
</office:document-meta>
</file>